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ProximaNova-Regular" svg:font-family="ProximaNova-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582c" officeooo:paragraph-rsid="0005582c"/>
    </style:style>
    <style:style style:name="P2" style:family="paragraph" style:parent-style-name="Standard">
      <style:paragraph-properties fo:text-align="start" style:justify-single-word="false"/>
      <style:text-properties officeooo:rsid="0005582c" officeooo:paragraph-rsid="0009c92f"/>
    </style:style>
    <style:style style:name="P3" style:family="paragraph" style:parent-style-name="Standard">
      <style:text-properties officeooo:rsid="0005582c" officeooo:paragraph-rsid="0007ee7b"/>
    </style:style>
    <style:style style:name="P4" style:family="paragraph" style:parent-style-name="Standard">
      <style:paragraph-properties fo:text-align="start" style:justify-single-word="false"/>
      <style:text-properties officeooo:rsid="0006f131" officeooo:paragraph-rsid="0006f131"/>
    </style:style>
    <style:style style:name="P5" style:family="paragraph" style:parent-style-name="Standard">
      <style:paragraph-properties fo:text-align="start" style:justify-single-word="false"/>
      <style:text-properties officeooo:rsid="0007ee7b" officeooo:paragraph-rsid="0007ee7b"/>
    </style:style>
    <style:style style:name="P6" style:family="paragraph" style:parent-style-name="Standard">
      <style:paragraph-properties fo:text-align="start" style:justify-single-word="false"/>
      <style:text-properties officeooo:rsid="0009c92f" officeooo:paragraph-rsid="0009c92f"/>
    </style:style>
    <style:style style:name="P7" style:family="paragraph" style:parent-style-name="Standard">
      <style:text-properties fo:font-size="14pt" fo:font-weight="bold" officeooo:rsid="0005582c" officeooo:paragraph-rsid="0007ee7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7ee7b" officeooo:paragraph-rsid="0007ee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6f131" officeooo:paragraph-rsid="0006f13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ad0b9" officeooo:paragraph-rsid="000ad0b9"/>
    </style:style>
    <style:style style:name="P11" style:family="paragraph" style:parent-style-name="Standard">
      <style:text-properties officeooo:rsid="000c116b" officeooo:paragraph-rsid="000c116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5582c" officeooo:paragraph-rsid="0005582c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7ee7b" officeooo:paragraph-rsid="0007ee7b"/>
    </style:style>
    <style:style style:name="P14" style:family="paragraph" style:parent-style-name="Standard">
      <style:paragraph-properties fo:text-align="start" style:justify-single-word="false"/>
      <style:text-properties officeooo:rsid="0006f131" officeooo:paragraph-rsid="0006f131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0e3eec" officeooo:paragraph-rsid="000e3eec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paragraph-rsid="000e3eec"/>
    </style:style>
    <style:style style:name="P17" style:family="paragraph" style:parent-style-name="Standard">
      <style:paragraph-properties fo:text-align="start" style:justify-single-word="false"/>
      <style:text-properties fo:color="#000000" fo:font-size="13pt" fo:font-weight="normal" officeooo:rsid="000e3eec" officeooo:paragraph-rsid="000e3eec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bold" officeooo:rsid="000fe836" officeooo:paragraph-rsid="000fe83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6pt" fo:font-weight="normal" officeooo:rsid="000e3eec" officeooo:paragraph-rsid="000e3eec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color="#000000" fo:font-size="16pt" fo:font-weight="bold" officeooo:rsid="000fe836" officeooo:paragraph-rsid="000fe836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9.75pt" fo:letter-spacing="normal" fo:font-style="normal" fo:font-weight="normal" officeooo:rsid="000e3eec" officeooo:paragraph-rsid="000e3ee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9.75pt" fo:letter-spacing="normal" fo:font-style="normal" fo:font-weight="normal" officeooo:rsid="000ef5c0" officeooo:paragraph-rsid="000ef5c0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7171"/>
    </style:style>
    <style:style style:name="T4" style:family="text">
      <style:text-properties fo:font-variant="normal" fo:text-transform="none" fo:color="#ea0e31" style:font-name="ProximaNova-Regular" fo:font-size="10.5pt" fo:letter-spacing="normal" fo:font-style="normal"/>
    </style:style>
    <style:style style:name="T5" style:family="text">
      <style:text-properties fo:font-variant="normal" fo:text-transform="none" style:font-name="ProximaNova-Regular" fo:font-size="10.5pt" fo:letter-spacing="normal" fo:font-style="normal"/>
    </style:style>
    <style:style style:name="T6" style:family="text">
      <style:text-properties fo:font-variant="normal" fo:text-transform="none" style:font-name="ProximaNova-Regular" fo:letter-spacing="normal" fo:font-style="normal"/>
    </style:style>
    <style:style style:name="T7" style:family="text">
      <style:text-properties officeooo:rsid="000e3eec" style:font-size-asian="11.3500003814697pt" style:font-weight-asian="normal" style:font-size-complex="13pt" style:font-weight-complex="normal"/>
    </style:style>
    <style:style style:name="T8" style:family="text">
      <style:text-properties officeooo:rsid="000fe8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void <text:span text:style-name="T3">these</text:span> articles</text:p>
      <text:p text:style-name="P11">Irrelavent articles ( low text content, sexual content etc)</text:p>
      <text:p text:style-name="P3">starting with:</text:p>
      <text:list xml:id="list2634892253365156383" text:style-name="L1">
        <text:list-item>
          <text:p text:style-name="P12">List of</text:p>
        </text:list-item>
      </text:list>
      <text:p text:style-name="P5">Main Page</text:p>
      <text:p text:style-name="P6">With a : eg-Wikipedia:</text:p>
      <text:p text:style-name="P6">user pages</text:p>
      <text:p text:style-name="P10">Make sure (<text:span text:style-name="T1">en. - </text:span><text:span text:style-name="T2">english) and </text:span><text:span text:style-name="T1">.org/wiki) </text:span><text:span text:style-name="T2">in all extracted links</text:span></text:p>
      <text:p text:style-name="P2"/>
      <text:p text:style-name="P8">Images</text:p>
      <text:list xml:id="list4626295675832978969" text:style-name="L2">
        <text:list-item>
          <text:p text:style-name="P13">Avoid buttons and statics </text:p>
        </text:list-item>
        <text:list-item>
          <text:p text:style-name="P13">If image has a word of the title</text:p>
        </text:list-item>
      </text:list>
      <text:p text:style-name="P1"/>
      <text:p text:style-name="P1"/>
      <text:p text:style-name="P9">Note:</text:p>
      <text:p text:style-name="P4">Check is unicode special characters are printed correctly</text:p>
      <text:p text:style-name="P4"/>
      <text:p text:style-name="P4"/>
      <text:p text:style-name="P4"/>
      <text:p text:style-name="P15">Infrastructure - <text:span text:style-name="T8">Ready</text:span></text:p>
      <text:p text:style-name="P21"><text:a xlink:type="simple" xlink:href="mailto:h2013313085@hyderabad.bits-pilani.ac.in" text:style-name="Internet_20_link" text:visited-style-name="Visited_20_Internet_20_Link">h2013313085@hyderabad.bits-pilani.ac.in</text:a></text:p>
      <text:p text:style-name="P22">paviliong6</text:p>
      <text:p text:style-name="P16"><text:span text:style-name="T7">&gt; Bluemix watson (6 months) promo: </text:span><text:span text:style-name="T4">733FFA19-1556-3D56-A979-B23E0E7927C0</text:span></text:p>
      <text:p text:style-name="P17"><text:span text:style-name="T5">&gt; Digital Ocean (10 months, 512 Mb ram)</text:span></text:p>
      <text:p text:style-name="P17"><text:span text:style-name="T5"/></text:p>
      <text:p text:style-name="P19"><text:span text:style-name="T6"/></text:p>
      <text:p text:style-name="P20"><text:span text:style-name="T6">Code</text:span></text:p>
      <text:p text:style-name="P18"><text:span text:style-name="T6"/></text:p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ProximaNova-Regular" svg:font-family="ProximaNova-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41:31.488469156</meta:creation-date>
    <dc:date>2017-02-07T18:36:32.479079066</dc:date>
    <meta:editing-duration>P1DT21H28M15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81" meta:character-count="518" meta:non-whitespace-character-count="458"/>
  </office:meta>
</office:document-meta>
</file>